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37a2d" officeooo:paragraph-rsid="00037a2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0a2c" officeooo:paragraph-rsid="00030a2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30a2c" officeooo:paragraph-rsid="00030a2c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officeooo:rsid="00030a2c" officeooo:paragraph-rsid="00030a2c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Times New Roman" officeooo:rsid="00030a2c" officeooo:paragraph-rsid="00030a2c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Times New Roman" style:text-underline-style="none" officeooo:rsid="000370ca" officeooo:paragraph-rsid="000370ca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text-underline-style="none" officeooo:rsid="000370ca" officeooo:paragraph-rsid="000370ca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 New Roman" style:text-underline-style="none" officeooo:rsid="000370ca" officeooo:paragraph-rsid="000370ca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 New Roman" style:text-underline-style="none" officeooo:rsid="00037a2d" officeooo:paragraph-rsid="00037a2d"/>
    </style:style>
    <style:style style:name="P10" style:family="paragraph" style:parent-style-name="Standard">
      <style:paragraph-properties fo:text-align="justify" style:justify-single-word="false"/>
      <style:text-properties style:font-name="Times New Roman" style:text-underline-style="none" officeooo:rsid="00037a2d" officeooo:paragraph-rsid="00037a2d"/>
    </style:style>
    <style:style style:name="P11" style:family="paragraph" style:parent-style-name="Standard">
      <style:paragraph-properties fo:text-align="justify" style:justify-single-word="false"/>
      <style:text-properties style:font-name="Times New Roman" style:text-underline-style="none" officeooo:rsid="00047846" officeooo:paragraph-rsid="00047846"/>
    </style:style>
    <style:style style:name="P12" style:family="paragraph" style:parent-style-name="Standard">
      <style:paragraph-properties fo:text-align="justify" style:justify-single-word="false"/>
      <style:text-properties style:font-name="Times New Roman" style:text-underline-style="none" officeooo:rsid="00063e6a" officeooo:paragraph-rsid="00063e6a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Times New Roman" style:text-underline-style="none" officeooo:rsid="00063e6a" officeooo:paragraph-rsid="00063e6a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Times New Roman" style:text-underline-style="none" officeooo:rsid="00076c6e" officeooo:paragraph-rsid="00076c6e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Times New Roman" style:text-underline-style="none" officeooo:rsid="0007fee3" officeooo:paragraph-rsid="0007fee3"/>
    </style:style>
    <style:style style:name="P16" style:family="paragraph" style:parent-style-name="Standard">
      <style:paragraph-properties fo:text-align="justify" style:justify-single-word="false"/>
      <style:text-properties style:font-name="Times New Roman" style:text-underline-style="none" officeooo:rsid="0007fee3" officeooo:paragraph-rsid="0007fee3"/>
    </style:style>
    <style:style style:name="P17" style:family="paragraph" style:parent-style-name="Standard">
      <style:paragraph-properties fo:text-align="justify" style:justify-single-word="false"/>
      <style:text-properties style:font-name="Times New Roman" style:text-underline-style="none" officeooo:rsid="000853af" officeooo:paragraph-rsid="000853af"/>
    </style:style>
    <style:style style:name="P18" style:family="paragraph" style:parent-style-name="Standard" style:list-style-name="L5">
      <style:paragraph-properties fo:text-align="justify" style:justify-single-word="false"/>
      <style:text-properties style:font-name="Times New Roman" style:text-underline-style="none" officeooo:rsid="000853af" officeooo:paragraph-rsid="000853af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Times New Roman" style:text-underline-style="none" officeooo:rsid="0009ca57" officeooo:paragraph-rsid="0009ca57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Times New Roman" style:text-underline-style="none" officeooo:rsid="000b2504" officeooo:paragraph-rsid="000b2504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Times New Roman" style:text-underline-style="none" officeooo:rsid="000b65f2" officeooo:paragraph-rsid="000b65f2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Times New Roman" style:text-underline-style="none" officeooo:rsid="000c3dc0" officeooo:paragraph-rsid="000c3dc0"/>
    </style:style>
    <style:style style:name="P23" style:family="paragraph" style:parent-style-name="Standard">
      <style:paragraph-properties fo:text-align="justify" style:justify-single-word="false"/>
      <style:text-properties style:font-name="Times New Roman" style:text-underline-style="none" officeooo:rsid="000d573c" officeooo:paragraph-rsid="000d573c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3pt" style:text-underline-style="none" fo:font-weight="bold" officeooo:rsid="000853af" officeooo:paragraph-rsid="000853af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3pt" style:text-underline-style="none" fo:font-weight="bold" officeooo:rsid="000c3dc0" officeooo:paragraph-rsid="000c3dc0" style:font-size-asian="13pt" style:font-weight-asian="bold" style:font-size-complex="13pt" style:font-weight-complex="bold"/>
    </style:style>
    <style:style style:name="P26" style:family="paragraph" style:parent-style-name="Standard" style:list-style-name="L6">
      <style:paragraph-properties fo:text-align="justify" style:justify-single-word="false"/>
      <style:text-properties officeooo:paragraph-rsid="000d573c"/>
    </style:style>
    <style:style style:name="P27" style:family="paragraph" style:parent-style-name="Standard" style:list-style-name="L6">
      <style:paragraph-properties fo:text-align="justify" style:justify-single-word="false"/>
      <style:text-properties officeooo:rsid="000d573c" officeooo:paragraph-rsid="000d573c"/>
    </style:style>
    <style:style style:name="T1" style:family="text">
      <style:text-properties style:font-name="Times New Roman" fo:font-style="normal" style:text-underline-style="none" style:font-style-asian="normal" style:font-style-complex="normal"/>
    </style:style>
    <style:style style:name="T2" style:family="text">
      <style:text-properties style:font-name="Times New Roman" fo:font-style="normal" style:text-underline-style="none" officeooo:rsid="000d573c" style:font-style-asian="normal" style:font-style-complex="normal"/>
    </style:style>
    <style:style style:name="T3" style:family="text">
      <style:text-properties officeooo:rsid="00037a2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3e6a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63e6a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7fee3"/>
    </style:style>
    <style:style style:name="T10" style:family="text">
      <style:text-properties officeooo:rsid="000853af"/>
    </style:style>
    <style:style style:name="T11" style:family="text">
      <style:text-properties officeooo:rsid="000b250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c3dc0" style:font-style-asian="normal" style:font-style-complex="normal"/>
    </style:style>
    <style:style style:name="T14" style:family="text">
      <style:text-properties fo:font-style="normal" officeooo:rsid="000d573c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formance Testing</text:p>
      <text:p text:style-name="P3"/>
      <text:p text:style-name="P3">Performance testing je tip testiranja koje treba da proveri odnosno verifikuje da će se softverske aplikacije ponašati dobro pod očekivanim radnim opterećenjem.</text:p>
      <text:p text:style-name="P3">Cilj testiranja performansi je da se provere:</text:p>
      <text:list xml:id="list7174538506579216669" text:style-name="L1">
        <text:list-item>
          <text:p text:style-name="P4">Brzina – provera da li aplikacija odgovara brzo;</text:p>
        </text:list-item>
        <text:list-item>
          <text:p text:style-name="P4">Skalabilnost – utvrđuje koji je maksimalan broj korisnika koji aplikacija može da podnese u isto vreme;</text:p>
        </text:list-item>
        <text:list-item>
          <text:p text:style-name="P4">Stabilnost – utvrđuje da li aplikacija stabilno radi pod velikim opterećenjem.</text:p>
        </text:list-item>
      </text:list>
      <text:p text:style-name="P3">Razlozi za testiranje performansi leže u tome da treba da utvrdi šta treba da bude poboljšano na aplikaciji pre nego što aplikacija ode na tržište. Ovo testiranje mora da utvdi da li aplikacija zadovoljava zahteve klijenta u pogledu brzine, skalabilnosti, stabilnosti pod planiranim opterećenjem.</text:p>
      <text:p text:style-name="P3">Tipovi testiranja performansi:</text:p>
      <text:list xml:id="list2161188021421228287" text:style-name="L2">
        <text:list-item>
          <text:p text:style-name="P5">Load testing (testiranje učitavanja) - proverava sposobnost aplikacije da se učita pod pritiskom očekivanog broja korisnika. Ovde je potrebno utvrditi <text:s/>koja su to “uska grla” u pogledu maksimalnog broja korisnika.</text:p>
        </text:list-item>
        <text:list-item>
          <text:p text:style-name="P6">Stress testing – testiranje aplikacije pod ekstremnim opterećenjem kako bi se utvrdilo kako se aplikacija nosi s visokim saobraćajem i obradom velike količine podataka. velikim radnim opterećenjem tokom dugog vremenskog perioda.</text:p>
        </text:list-item>
        <text:list-item>
          <text:p text:style-name="P6">Endurance testing ( testiranje izdržljivosti) – vrši se da bi se proverilo da li softver može da se nosi s velikim radnim opterećenjem tokom dugog vremenskog perioda.</text:p>
        </text:list-item>
        <text:list-item>
          <text:p text:style-name="P6">Spike testing – proverava reakciju aplikacije usled naglog povećanja opterećenja koje generišu korisnici.</text:p>
        </text:list-item>
        <text:list-item>
          <text:p text:style-name="P6">Volume testing (testiranje opterećenja) – testiranje u kome se veliki broj podataka “pohrani” u bazu podataka aplikacije i tada se posmatra ponašanje čitavog sistema u radu s velikom količinom podataka. </text:p>
        </text:list-item>
        <text:list-item>
          <text:p text:style-name="P6">Scalability testing – proverava kako se efikasnost aplikacije ponaša u slučaju porasta kako broja korisnika tako I količine njihovih podataka. Ovo je bitno zbog eventualnog širenja sistema aplikacije u budućnosti.</text:p>
        </text:list-item>
      </text:list>
      <text:p text:style-name="P7">Problemi koji se najčešće pojavljuju kada su u pitanju performanse se tiču brzine,vremena odziva, vremena I dužine učitavanja. Zato je testiranje performansi bitno, jer ono treba da osigura da će aplikacija raditi dovoljno brzo.</text:p>
      <text:p text:style-name="P7"><text:soft-page-break/>Najčešći problemi su:</text:p>
      <text:list xml:id="list5169669712384007275" text:style-name="L3">
        <text:list-item>
          <text:p text:style-name="P8">Long load time – dugo vreme učitavanja. Vreme učitavanja je inicijalno vreme potrebno da se aplikacija startuje. <text:span text:style-name="T3">Ono treba da bude što je kraće moguće (&lt;5s).</text:span></text:p>
        </text:list-item>
        <text:list-item>
          <text:p text:style-name="P9">Bad response time – vreme odgovora je vreme koje protekne od trenutka kada korisnik unese neke svoje ulazne podatke u aplikaciju pa do trenutka kada aplikacija vrati odgovor na njih. Ono takođe treba da bude što kraće.</text:p>
        </text:list-item>
        <text:list-item>
          <text:p text:style-name="P9">Bad scalability – za aplikaciju se kaže da ima lošu skalabilnost kada ne može da podnese veliki broj korisnika ili kada ne može da usluži dovoljno širok broj korisnika.</text:p>
        </text:list-item>
        <text:list-item>
          <text:p text:style-name="P9">Bottleneck – uska grla su ograničenja u sistemu koja degradiraju sveukupne performanse sistema. Ona najčešće nastaju usled loše urađenih delova koda u aplikaciji. Neki od čestih uskih grla u sistemima su: opterećenje procesora (CPU utilization), opterećenje memorije (memory utilization), opterećenje mreže (network utilization), ograničenja operativnog sistema, upotrebljenost hard diska.</text:p>
        </text:list-item>
      </text:list>
      <text:p text:style-name="P10"/>
      <text:p text:style-name="P1">Proces Testiranja Performansi</text:p>
      <text:p text:style-name="P10"/>
      <text:p text:style-name="P10">Sastoji se od sledećih koraka: <text:s text:c="147"/></text:p>
      <text:p text:style-name="P11"><text:span text:style-name="T6">Identify Test Environment</text:span> <text:span text:style-name="T4">→ </text:span><text:span text:style-name="T6">Determine </text:span><text:span text:style-name="T7">P</text:span><text:span text:style-name="T6">erformance </text:span><text:span text:style-name="T7">C</text:span><text:span text:style-name="T6">riteria</text:span><text:span text:style-name="T4"> →</text:span><text:span text:style-name="T5"> </text:span><text:span text:style-name="T7">Plan and Design </text:span><text:span text:style-name="T5">→ </text:span><text:span text:style-name="T7">Configure Test Environment </text:span><text:span text:style-name="T5">→ </text:span><text:span text:style-name="T7">Implement Test Design</text:span><text:span text:style-name="T5"> → </text:span><text:span text:style-name="T7">Run Tests</text:span><text:span text:style-name="T5"> → </text:span><text:span text:style-name="T7">Analyze, Repair, Retest</text:span></text:p>
      <text:p text:style-name="P12">Koraci su:</text:p>
      <text:list xml:id="list6871384414986523373" text:style-name="L4">
        <text:list-item>
          <text:p text:style-name="P13">Identifikovanje test okruženja – potrebno je utvrditi kakvo je fizičko okruženje u kome će se izvršavati testovi I koji su test alati dostupni. Potrebno je prepoznati karakteristike hardvera, softvera I mreže koje će se koristiti pre nego šro se počne s procesom testiranja.</text:p>
        </text:list-item>
        <text:list-item>
          <text:p text:style-name="P14">Definisati kriterijume performansi – potrebno je definisati koji su to ciljevi koje treba dostići, odnosno koje su to vrednosti u pogledu performansi koje aplikacija treba da ispuni kako bi zadovoljila klijenta. Često je u pogledu kriterijuma moguće uporediti svoju aplikaciju koju testiramo sa ist<text:span text:style-name="T9">om takvom ili sličnom koja se nalazi na tržištu.</text:span></text:p>
        </text:list-item>
        <text:list-item>
          <text:p text:style-name="P15">Isplanirati i dizajnirati testove – potrebno je shvatiti koliko će upotreba aplikacije varirati od strane krajnjih korisnika, identifikovati koji su to ključni test scenariji i test slučajevi koje treba napraviti kako bismo obuhvatili sve moguće slučajeve korišćenja. Treba isplanirati šta će i kakvi će biti test podaci, zatim utvrditi kakva metrika će biti sakupljena i upotrebljena.</text:p>
        </text:list-item>
        <text:list-item>
          <text:p text:style-name="P15"><text:soft-page-break/>Konfigurisanje test okruženja – potrebno je pripremiti test okruženje u kome će se raditi testovi, instalirati potrebne alate i setovati kapacitet i protok ostalih resursa (baza, mreža…)</text:p>
        </text:list-item>
        <text:list-item>
          <text:p text:style-name="P15">Implementiranje test dizajna – potrebno je napraviti testove u skladu s test dizajnom. To znači napisati skripte ili setovati parametre u alatima kao što su Jmeter, Webserver stress tool 8…</text:p>
        </text:list-item>
        <text:list-item>
          <text:p text:style-name="P15">Izvršavanje testova – podrazumeva konkretno izvršavanje testova u skladu sa test planom i potrebno je pratiti i beležiti izlazne rezultate.</text:p>
        </text:list-item>
        <text:list-item>
          <text:p text:style-name="P15">Analiza, Dorada <text:span text:style-name="T10">i</text:span> Retestiranje – potrebno je prikupiti, srediti <text:span text:style-name="T10">i</text:span> analizirati sve ostvarene rezultate, izvršiti neophodne korekcije na sistemu ili aplikaciji a nakon toga retestirati.</text:p>
        </text:list-item>
      </text:list>
      <text:p text:style-name="P16"/>
      <text:p text:style-name="P24">Parametri u testiranju performansi</text:p>
      <text:p text:style-name="P10"/>
      <text:p text:style-name="P17">Osnovni parametri koji se prate tokom testiranje performansi:</text:p>
      <text:list xml:id="list5676670121289662341" text:style-name="L5">
        <text:list-item>
          <text:p text:style-name="P18">Upotreba procesora (<text:span text:style-name="T4">Processor usage)</text:span> – je količina vremena koje procesor utroši izvršavanjem zadataka.</text:p>
        </text:list-item>
        <text:list-item>
          <text:p text:style-name="P18">Upotreba memorije (<text:span text:style-name="T4">Memory usage</text:span>) – količina fizičke memorije raspoložive procesima aplikacije, tj. koliko se memorije zauzme dok aplikacija izvršava zadatke.</text:p>
        </text:list-item>
        <text:list-item>
          <text:p text:style-name="P18">Vreme rada hardvera (<text:span text:style-name="T8">Disk time</text:span>) – vreme koliko je disk zauzet dok izvršava read &amp; write zahteve.</text:p>
        </text:list-item>
        <text:list-item>
          <text:p text:style-name="P18">Protok (<text:span text:style-name="T4">Bandwith</text:span>) – pokazuje broj bita po sekundi (bit/sec) koje se koriste od strane mrežnog interfejsa.</text:p>
        </text:list-item>
        <text:list-item>
          <text:p text:style-name="P19">Privatni bajti (<text:span text:style-name="T4">Private bytes</text:span>) – broj bajta koje je proces koji se izvršava dodelio sebi i ne može podeliti među ostalim procesima. Ovde se obično nađe memory leak u aplikacijama.</text:p>
        </text:list-item>
        <text:list-item>
          <text:p text:style-name="P19">Dodeljena memorija (<text:span text:style-name="T4">Committed memory</text:span>) – količina upotrebljene virtuelne memorije.</text:p>
        </text:list-item>
        <text:list-item>
          <text:p text:style-name="P19">Broj memorijskih stranica po sekundi (<text:span text:style-name="T4">Memory pages/second</text:span>) – broj strana koje su učitane istovremeno na disk i koje su pri tome odrađene od strane proces<text:span text:style-name="T11">ora</text:span>.</text:p>
        </text:list-item>
        <text:list-item>
          <text:p text:style-name="P20">Broj grešaka po sekundi (<text:span text:style-name="T4">Page faults/second</text:span><text:span text:style-name="T12">) – prosečan broj grešaka u procesiranju stranice od strane procesora.</text:span></text:p>
        </text:list-item>
        <text:list-item>
          <text:p text:style-name="P20"><text:span text:style-name="T12">Prekid procesora po sekundi (</text:span><text:span text:style-name="T4">CPU interrupts per second</text:span><text:span text:style-name="T12">) – prosečan broj hardverskih prekida u radu procesora u primanju i slanju zahteva po sekundi.</text:span></text:p>
        </text:list-item>
        <text:list-item>
          <text:p text:style-name="P20"><text:span text:style-name="T12">Dužina upita po sekundi (</text:span><text:span text:style-name="T4">Disk queue length</text:span><text:span text:style-name="T12">) – prosečan brij upita za čitanje I pisanje na određeni disk tokom odabranog vremenskog intervala. </text:span></text:p>
        </text:list-item>
        <text:list-item>
          <text:p text:style-name="P20"><text:soft-page-break/><text:span text:style-name="T12">Dužina izlaznog mrežnog upita (</text:span><text:span text:style-name="T4">Network output queue length</text:span><text:span text:style-name="T12">) – dužina paketa podataka koji se šalje kroz upit u mreži; sve više od 2 po upitu znači da može doći do pojave “uskog grla”.</text:span></text:p>
        </text:list-item>
        <text:list-item>
          <text:p text:style-name="P20"><text:span text:style-name="T12">Broj mrežnih bajta po sekundi (</text:span><text:span text:style-name="T4">Network bytes total per second</text:span><text:span text:style-name="T12">) – tempo po kome su bajtovi poslati i primljeni kroz mrežni interfekjs uključujući i frame characters.</text:span></text:p>
        </text:list-item>
        <text:list-item>
          <text:p text:style-name="P21"><text:span text:style-name="T12">Vreme odgovora (</text:span><text:span text:style-name="T4">Reponse time</text:span><text:span text:style-name="T12">) – vreme koje protekne od trenutka kada korisnik unese zahtev do trenutka kada se prvi karakter iz odgovora primi.</text:span></text:p>
        </text:list-item>
        <text:list-item>
          <text:p text:style-name="P21"><text:span text:style-name="T12">Propusnost (</text:span><text:span text:style-name="T4">Throughput</text:span><text:span text:style-name="T12">) – tempo po kom računar ili mreža prima zahteve po sekundi.</text:span></text:p>
        </text:list-item>
        <text:list-item>
          <text:p text:style-name="P21"><text:span text:style-name="T12">Broj zahteva za konekcijom (</text:span><text:span text:style-name="T4">Amount of cnnection pooling</text:span><text:span text:style-name="T12">) – broj korisničkih zahteva koji moraju biti ispunjeni uspostavljanjem konekcije.</text:span></text:p>
        </text:list-item>
        <text:list-item>
          <text:p text:style-name="P21"><text:span text:style-name="T12">Maksimalan broj aktivnih sesija (</text:span><text:span text:style-name="T4">Maximum active sessions</text:span><text:span text:style-name="T12">) – maksimalan broj sesija koje mogu biti aktivne u isto vreme.</text:span></text:p>
        </text:list-item>
        <text:list-item>
          <text:p text:style-name="P21"><text:span text:style-name="T12">Razmera pogodaka (</text:span><text:span text:style-name="T4">Hit ratios</text:span><text:span text:style-name="T12">) – broj SQL upita hendlovanih od strane keširanih podataka umesto od strane skupih ulazno/izlaznih operacija. Ovo je mesto gde se stvaraju “uska grla”.</text:span></text:p>
        </text:list-item>
        <text:list-item>
          <text:p text:style-name="P21"><text:span text:style-name="T12">Broj pogodaka po sekundi (</text:span><text:span text:style-name="T4">Hits per second</text:span><text:span text:style-name="T12">) – broj pogodaka na serveru tokom svake sekunde load testa.</text:span></text:p>
        </text:list-item>
        <text:list-item>
          <text:p text:style-name="P21"><text:span text:style-name="T12">Povratni segment (</text:span><text:span text:style-name="T4">Rollback segment</text:span><text:span text:style-name="T12">) – količina podataka koja može ponovo da se pozove I iščita u bilo kom trenutku.</text:span></text:p>
        </text:list-item>
        <text:list-item>
          <text:p text:style-name="P21"><text:span text:style-name="T12">Zaključavanje baza podataka (</text:span><text:span text:style-name="T4">Database locks</text:span><text:span text:style-name="T12">) – praćenje zaključavanja baza podataka I tabela u njima.</text:span></text:p>
        </text:list-item>
        <text:list-item>
          <text:p text:style-name="P21"><text:span text:style-name="T12">Najduža čekanja (</text:span><text:span text:style-name="T4">Top waits</text:span><text:span text:style-name="T12">) – </text:span><text:span text:style-name="T13">se prate kako bi se utvrdilo koja sve vremena čekanja možemo skratiti kada su u pitanju pozivanja podataka iz memorije.</text:span></text:p>
        </text:list-item>
        <text:list-item>
          <text:p text:style-name="P22"><text:span text:style-name="T12">Broj aktivnih niti (</text:span><text:span text:style-name="T4">Thread Counts</text:span><text:span text:style-name="T12">) – kvalitet I stanje aplikacije se može izmeriti prema broju niti koje se moraju aktivirati u isto vreme radi izvršavanja zadataka.</text:span></text:p>
        </text:list-item>
        <text:list-item>
          <text:p text:style-name="P22"><text:span text:style-name="T12">Skupljanje smeća (</text:span><text:span text:style-name="T4">Garbage Collection</text:span><text:span text:style-name="T12">) – ima veze sa vraćanjem neupotrebljene memorije sistemu. Radi bolje efikasnosti aplikacije potrebno je pratiti količinu smeća koja nastaje usled neupotrebljenih podataka.</text:span></text:p>
          <text:p text:style-name="P22"><text:span text:style-name="T12"/></text:p>
        </text:list-item>
      </text:list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oft-page-break/><text:span text:style-name="T12"/></text:p>
      <text:p text:style-name="P25"><text:span text:style-name="T12">Ala</text:span><text:span text:style-name="T14">ti za testiranje performansi</text:span></text:p>
      <text:p text:style-name="P23"><text:span text:style-name="T12">Najpopularniji alati za testiranje performansi su:</text:span></text:p>
      <text:list xml:id="list6438218489507731848" text:style-name="L6">
        <text:list-item>
          <text:p text:style-name="P26"><text:span text:style-name="T2">Neoload</text:span></text:p>
        </text:list-item>
        <text:list-item>
          <text:p text:style-name="P27"><text:span text:style-name="T1">WebLoad</text:span></text:p>
        </text:list-item>
        <text:list-item>
          <text:p text:style-name="P27"><text:span text:style-name="T1">LoadView Testing</text:span></text:p>
        </text:list-item>
        <text:list-item>
          <text:p text:style-name="P27"><text:span text:style-name="T1">HP LoadRunner</text:span></text:p>
        </text:list-item>
        <text:list-item>
          <text:p text:style-name="P27"><text:span text:style-name="T1">JMeter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24:59.403000000</meta:creation-date>
    <dc:date>2018-06-29T14:15:52.784000000</dc:date>
    <meta:editing-duration>PT15M</meta:editing-duration>
    <meta:editing-cycles>4</meta:editing-cycles>
    <meta:generator>LibreOffice/5.1.0.3$Windows_x86 LibreOffice_project/5e3e00a007d9b3b6efb6797a8b8e57b51ab1f737</meta:generator>
    <meta:document-statistic meta:table-count="0" meta:image-count="0" meta:object-count="0" meta:page-count="5" meta:paragraph-count="64" meta:word-count="1253" meta:character-count="8585" meta:non-whitespace-character-count="7251"/>
  </office:meta>
</office:document-meta>
</file>